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fo:color="#000000" style:font-name="Times New Roman" fo:font-size="12pt" fo:language="en" fo:country="US" fo:font-weight="normal"/>
    </style:style>
    <style:style style:family="text" style:name="T5" style:display-name="T5">
      <style:text-properties style:font-name="Times New Roman" fo:font-size="12pt" fo:language="en" fo:country="US" fo:font-weight="normal"/>
    </style:style>
    <style:style style:family="text" style:name="T6" style:display-name="T6">
      <style:text-properties style:font-name="Times New Roman" fo:font-size="12pt" fo:language="en" fo:country="US" fo:font-style="italic" fo:font-weight="normal"/>
    </style:style>
    <style:style style:family="paragraph" style:name="P5" style:display-name="P5" style:parent-style-name="Normal">
      <style:paragraph-properties fo:text-align="left" fo:line-height="200%" fo:margin-top="0in" fo:margin-bottom="0in" style:writing-mode="lr"/>
      <style:text-properties fo:color="#000000" style:font-name="CG Times" fo:font-size="12pt" fo:font-weight="normal"/>
    </style:style>
    <style:style style:family="paragraph" style:name="P6" style:display-name="P6"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8" style:display-name="P8"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break-before="page"/>
    </style:style>
    <style:style style:family="paragraph" style:name="P2" style:display-name="P2" style:parent-style-name="Normal">
      <style:paragraph-properties fo:line-height="200%"/>
      <style:text-properties style:font-name="Times New Roman" fo:font-size="12pt"/>
    </style:style>
    <style:style style:family="paragraph" style:name="P3" style:display-name="P3" style:parent-style-name="Normal">
      <style:paragraph-properties fo:text-align="left" fo:line-height="200%" fo:margin-top="0in" fo:margin-bottom="0in" style:writing-mode="lr"/>
      <style:text-properties style:font-name="Times New Roman" fo:font-size="12pt"/>
    </style:style>
    <style:style style:family="paragraph" style:name="P4" style:display-name="P4" style:parent-style-name="Normal">
      <style:paragraph-properties fo:text-align="center" fo:line-height="200%" fo:margin-top="0in" fo:margin-bottom="0in" style:writing-mode="lr"/>
      <style:text-properties style:font-name="Times New Roman" fo:font-size="12pt"/>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
        <text:p/>
        <text:p text:style-name="P2"><text:span text:style-name="T1">Edgar Tejada</text:span></text:p>
        <text:p text:style-name="P3"><text:span text:style-name="T1">Professor Judy Crozier</text:span></text:p>
        <text:p text:style-name="P3"><text:span text:style-name="T1">ENGL-40B-9390: American Literature</text:span></text:p>
        <text:p text:style-name="P3"><text:span text:style-name="T1">26 May 2019</text:span></text:p>
        <text:p text:style-name="P4"><text:span text:style-name="T1">Levels of Comprehension on I know Why the Caged Bird Sings</text:span></text:p>
        <text:p text:style-name="P5"><text:span text:style-name="T1">1. Opening/Introduction paragraph</text:span></text:p>
        <text:p text:style-name="P5"><text:span text:style-name="T2"><text:tab/>a. HOOK-</text:span></text:p>
        <text:p text:style-name="P5"><text:span text:style-name="T1">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5"><text:span text:style-name="T1">b. INTRO – </text:span></text:p>
        <text:p text:style-name="P5"><text:span text:style-name="T1">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5"><text:span text:style-name="T1">c. SUMMARY <text:s/>- <text:s text:c="5"/></text:span></text:p>
        <text:p text:style-name="P5"><text:span text:style-name="T1">The early focus on a very young Maya’s struggles to look into the mirror and see herself as pretty. All of her toys and her standards for ‘pretty’ looks like little white girls, and she grew to hate herself for not being white like her toys, or ‘white enough’ like her biological mother.</text:span></text:p>
        <text:p text:style-name="P5"><text:span text:style-name="T1">d. THESIS statement </text:span></text:p>
        <text:p text:style-name="P5"><text:span text:style-name="T1">e. TRANSITION sentence </text:span></text:p>
        <text:p text:style-name="P5"><text:span text:style-name="T1">2. Level: Inferential- Early on in the story one could predict-biggest prediction? </text:span></text:p>
        <text:p text:style-name="P5"><text:span text:style-name="T1">a. TOPIC SENTENCE </text:span></text:p>
        <text:p text:style-name="P5"><text:span text:style-name="T1">b. CLAIM <text:s/>#1-</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3. Level: Critique author’s language/writing –authors purpose</text:span></text:p>
        <text:p text:style-name="P5"><text:span text:style-name="T1">a. TOPIC Sentence</text:span></text:p>
        <text:p text:style-name="P5"><text:span text:style-name="T1">b. CLAIM #1: </text:span></text:p>
        <text:p text:style-name="P5"><text:span text:style-name="T1">d. EMBED</text:span></text:p>
        <text:p text:style-name="P5"><text:span text:style-name="T1">e. QUOTE </text:span></text:p>
        <text:p text:style-name="P5"><text:span text:style-name="T1">f. POST CLAIM </text:span></text:p>
        <text:p text:style-name="P5"><text:span text:style-name="T1">g. TRANSITION </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4. Level: Appreciative (use “I” statements) If I were…(do all main characters)</text:span></text:p>
        <text:p text:style-name="P5"><text:span text:style-name="T1">a. TOPIC Sentence </text:span></text:p>
        <text:p text:style-name="P5"><text:span text:style-name="T1">b. CLAIM#1: </text:span></text:p>
        <text:p text:style-name="P5"><text:span text:style-name="T1">d. EMBED </text:span></text:p>
        <text:p text:style-name="P5"><text:span text:style-name="T1">e. QUOTE </text:span></text:p>
        <text:p text:style-name="P5"><text:span text:style-name="T1">f. POST CLAIM/TRANSITION </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5. Level: Evaluative judge character </text:span></text:p>
        <text:p text:style-name="P5"><text:span text:style-name="T1">a. TOPIC Sentence </text:span></text:p>
        <text:p text:style-name="P5"><text:span text:style-name="T1">b. CLAIM #1: </text:span></text:p>
        <text:p text:style-name="P5"><text:span text:style-name="T1">d. EMBED </text:span></text:p>
        <text:p text:style-name="P5"><text:span text:style-name="T1">e. QUOTE </text:span></text:p>
        <text:p text:style-name="P5"><text:span text:style-name="T1">f. POST CLAIM/ TRANSITIONS</text:span></text:p>
        <text:p text:style-name="P5"><text:span text:style-name="T1">b. CLAIM <text:s/>#2-</text:span></text:p>
        <text:p text:style-name="P5"><text:span text:style-name="T1">c. EMBED elements and subtext</text:span></text:p>
        <text:p text:style-name="P5"><text:span text:style-name="T1">d. QUOTE</text:span></text:p>
        <text:p text:style-name="P5"><text:span text:style-name="T1">e. POST CLAIM </text:span></text:p>
        <text:p text:style-name="P5"><text:span text:style-name="T1">f. TRANSITION </text:span></text:p>
        <text:p text:style-name="P5"><text:span text:style-name="T1">6. Level: Essential THEMES in story tie to real world</text:span></text:p>
        <text:p text:style-name="P5"><text:span text:style-name="T1">a. TOPIC Sentence </text:span></text:p>
        <text:p text:style-name="P5"><text:span text:style-name="T1">b. CLAIM #1: </text:span></text:p>
        <text:p text:style-name="P5"><text:span text:style-name="T1">d. EMBED </text:span></text:p>
        <text:p text:style-name="P5"><text:span text:style-name="T1">e. QUOTE <text:s/></text:span></text:p>
        <text:p text:style-name="P5"><text:span text:style-name="T1">f. TRANSITION</text:span></text:p>
        <text:p text:style-name="P5"><text:span text:style-name="T1">g. INTRO article </text:span></text:p>
        <text:p text:style-name="P5"><text:span text:style-name="T1">h. CLAIM #2: tie world issue into the story - combine story &amp; article – make claim</text:span></text:p>
        <text:p text:style-name="P5"><text:span text:style-name="T1">i. EMBED </text:span></text:p>
        <text:p text:style-name="P5"><text:span text:style-name="T1">j. QUOTE from article to support point</text:span></text:p>
        <text:p text:style-name="P5"><text:span text:style-name="T1">k. Post claim - and continued point – tie back into your STORY </text:span></text:p>
        <text:p text:style-name="P5"><text:span text:style-name="T1">l. USE ELEMENTS language to describe or post claim point. </text:span></text:p>
        <text:p text:style-name="P5"><text:span text:style-name="T1">m. POST CLAIM – ties both together and concludes the points </text:span></text:p>
        <text:p text:style-name="P5"><text:span text:style-name="T1">n. TRANSITION - into ALT para (movie to novel comparison/contrast) or concl</text:span></text:p>
        <text:p text:style-name="P5"><text:span text:style-name="T1">7. Conclusion</text:span></text:p>
        <text:p text:style-name="P5"><text:span text:style-name="T1">a. TOPIC Sentence </text:span></text:p>
        <text:p text:style-name="P5"><text:span text:style-name="T1">b. Summarize </text:span></text:p>
        <text:p text:style-name="P5"><text:span text:style-name="T1">c. Include ELEMENT language</text:span></text:p>
        <text:p text:style-name="P5"><text:span text:style-name="T1">d. Close with a relevant point</text:span></text:p>
        <text:p text:style-name="P5"/>
        <text:p text:style-name="P5"/>
        <text:p text:style-name="P5"/>
        <text:p text:style-name="P5"/>
        <text:p text:style-name="P5"/>
        <text:p text:style-name="P5"/>
        <text:p text:style-name="P5"/>
        <text:p text:style-name="P5"/>
        <text:p text:style-name="P5"/>
        <text:p text:style-name="P5"/>
        <text:p text:style-name="P6"><text:span text:style-name="T4">Works Cited</text:span></text:p>
        <text:p text:style-name="P7"><text:span text:style-name="T4">Hoelscher, Steven. “Making Place, Making Race: Performances of Whiteness in the Jim Crow </text:span></text:p>
        <text:p text:style-name="P8"><text:span text:style-name="T5"><text:tab/>South.” </text:span><text:span text:style-name="T6">Annals of the Association of American Geographers</text:span><text:span text:style-name="T5">, vol. 93, no. 3, 2003,</text:span></text:p>
        <text:p text:style-name="P8"><text:span text:style-name="T5"><text:tab/>pp. 657–686. </text:span><text:span text:style-name="T6">JSTOR</text:span><text:span text:style-name="T5">, www.jstor.org/stable/1515502.</text:span></text:p>
        <text:p text:style-name="P8"><text:span text:style-name="T5">Pollard, Ingrid. “Maya Angelou.” </text:span><text:span text:style-name="T6">Feminist Review</text:span><text:span text:style-name="T5">, no. 17, 1984, pp. 115–117. </text:span><text:span text:style-name="T6">JSTOR</text:span><text:span text:style-name="T5">, </text:span></text:p>
        <text:p text:style-name="P8"><text:span text:style-name="T5"><text:tab/>www.jstor.org/stable/1395028.</text:span></text:p>
        <text:p text:style-name="P8"><text:span text:style-name="T5">Angelou, Maya. </text:span><text:span text:style-name="T6">I Know Why the Caged Bird Sings, </text:span><text:span text:style-name="T5">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6"/>Tejada </text:span><text:page-number>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03:58:52 2019
</dc:date>
  </office:meta>
</office:document-meta>
</file>